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stroke="dash" draw:stroke-dash="Dashed_20__28_var_29_" svg:stroke-width="0.106cm" svg:stroke-color="#66ff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Dashed_20__28_var_29_" svg:stroke-width="0.106cm" svg:stroke-color="#66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00" fo:font-size="12pt"/>
    </style:style>
    <style:style style:name="P5" style:family="paragraph">
      <style:paragraph-properties fo:margin-top="0.102cm" fo:margin-bottom="0.102cm" fo:text-align="start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2pt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12pt" style:text-underline-style="none"/>
    </style:style>
    <style:style style:name="T5" style:family="text">
      <style:text-properties fo:color="#000000" fo:font-size="1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4" draw:layer="layout" svg:width="8.89cm" svg:height="7.62cm" svg:x="10.795cm" svg:y="0.508cm">
          <text:p text:style-name="P1"><text:span text:style-name="T1">Card</text:span></text:p>
          <text:p text:style-name="P1"><text:span text:style-name="T2">------------------------------------------------------------</text:span></text:p>
          <text:p text:style-name="P2"><text:span text:style-name="T2">- _rank:</text:span><text:span text:style-name="T2"><text:tab/></text:span><text:span text:style-name="T2"><text:tab/></text:span><text:span text:style-name="T2"><text:tab/></text:span><text:span text:style-name="T2">Rank</text:span></text:p>
          <text:p text:style-name="P3"><text:span text:style-name="T2">- _suit:</text:span><text:span text:style-name="T2"><text:tab/></text:span><text:span text:style-name="T2"><text:tab/></text:span><text:span text:style-name="T2"><text:tab/></text:span><text:span text:style-name="T2">String</text:span></text:p>
          <text:p text:style-name="P3"><text:span text:style-name="T2"/></text:p>
          <text:p text:style-name="P1"><text:span text:style-name="T2">------------------------------------------------------------</text:span></text:p>
          <text:p text:style-name="P1"><text:span text:style-name="T3">&lt;uses @total_ordering&gt;</text:span></text:p>
          <text:p text:style-name="P3"><text:span text:style-name="T3">- Card</text:span><text:span text:style-name="T3"><text:tab/></text:span><text:span text:style-name="T3"><text:tab/></text:span><text:span text:style-name="T3"><text:tab/></text:span><text:span text:style-name="T3"><text:tab/></text:span><text:span text:style-name="T3">__init__ ( _rank, _suit )</text:span></text:p>
          <text:p text:style-name="P3"><text:span text:style-name="T3">- String</text:span><text:span text:style-name="T3"><text:tab/></text:span><text:span text:style-name="T3"><text:tab/></text:span><text:span text:style-name="T3"><text:tab/></text:span><text:span text:style-name="T3">__repr__ ( <text:s/>)</text:span></text:p>
          <text:p text:style-name="P3"><text:span text:style-name="T3">- String</text:span><text:span text:style-name="T3"><text:tab/></text:span><text:span text:style-name="T3"><text:tab/></text:span><text:span text:style-name="T3"><text:tab/></text:span><text:span text:style-name="T3">__str__ ( <text:s/>)</text:span></text:p>
          <text:p text:style-name="P3"><text:span text:style-name="T2">- Boolean </text:span><text:span text:style-name="T2"><text:tab/></text:span><text:span text:style-name="T2"><text:tab/></text:span><text:span text:style-name="T2">__eq__ ( Card )</text:span></text:p>
          <text:p text:style-name="P3"><text:span text:style-name="T2">- Boolean </text:span><text:span text:style-name="T2"><text:tab/></text:span><text:span text:style-name="T2"><text:tab/></text:span><text:span text:style-name="T2">__lt__ ( Card )</text:span></text:p>
          <text:p text:style-name="P3"><text:span text:style-name="T2">+ Rank</text:span><text:span text:style-name="T2"><text:tab/></text:span><text:span text:style-name="T2"><text:tab/></text:span><text:span text:style-name="T2"><text:tab/></text:span><text:span text:style-name="T2">get_rank ( <text:s text:c="2"/>)</text:span></text:p>
          <text:p text:style-name="P3"><text:span text:style-name="T2">+ String</text:span><text:span text:style-name="T2"><text:tab/></text:span><text:span text:style-name="T2"><text:tab/></text:span><text:span text:style-name="T2"><text:tab/></text:span><text:span text:style-name="T2">get_suit ( <text:s text:c="2"/>)</text:span></text:p>
          <text:p text:style-name="P3"><text:span text:style-name="T2"/></text:p>
        </draw:rect>
        <draw:rect draw:style-name="gr1" draw:text-style-name="P4" draw:layer="layout" svg:width="6.35cm" svg:height="17.78cm" svg:x="21.336cm" svg:y="1.778cm">
          <text:p text:style-name="P1"><text:span text:style-name="T1">Rank</text:span></text:p>
          <text:p text:style-name="P1"><text:span text:style-name="T3">&lt;enumeration&gt;</text:span></text:p>
          <text:p text:style-name="P3"><text:span text:style-name="T2">-------------------------------------------</text:span></text:p>
          <text:p text:style-name="P5"><text:span text:style-name="T2">- STRAIGHT_FLUSH = 22</text:span></text:p>
          <text:p text:style-name="P5"><text:span text:style-name="T2">- FOUR_OF_A_KIND = 21</text:span></text:p>
          <text:p text:style-name="P5"><text:span text:style-name="T2">- FULL_HOUSE = 20</text:span></text:p>
          <text:p text:style-name="P5"><text:span text:style-name="T2">- FLUSH = 19</text:span></text:p>
          <text:p text:style-name="P5"><text:span text:style-name="T2">- STRAIGHT = 18</text:span></text:p>
          <text:p text:style-name="P5"><text:span text:style-name="T2">- THREE_OF_A_KIND = 17</text:span></text:p>
          <text:p text:style-name="P5"><text:span text:style-name="T2">- TWO_PAIR = 16</text:span></text:p>
          <text:p text:style-name="P5"><text:span text:style-name="T2">- ONE_PAIR = 15</text:span></text:p>
          <text:p text:style-name="P5"><text:span text:style-name="T2">- ACE = 14</text:span></text:p>
          <text:p text:style-name="P5"><text:span text:style-name="T2">- KING = 13</text:span></text:p>
          <text:p text:style-name="P5"><text:span text:style-name="T2">- QUEEN = 12</text:span></text:p>
          <text:p text:style-name="P5"><text:span text:style-name="T2">- JACK = 11</text:span></text:p>
          <text:p text:style-name="P5"><text:span text:style-name="T2">- TEN = 10</text:span></text:p>
          <text:p text:style-name="P5"><text:span text:style-name="T2">- NINE = 9</text:span></text:p>
          <text:p text:style-name="P5"><text:span text:style-name="T2">- EIGHT = 8</text:span></text:p>
          <text:p text:style-name="P5"><text:span text:style-name="T2">- SEVEN = 7</text:span></text:p>
          <text:p text:style-name="P5"><text:span text:style-name="T2">- SIX = 6</text:span></text:p>
          <text:p text:style-name="P5"><text:span text:style-name="T2">- FIVE = 5</text:span></text:p>
          <text:p text:style-name="P5"><text:span text:style-name="T2">- FOUR = 4</text:span></text:p>
          <text:p text:style-name="P5"><text:span text:style-name="T2">- THREE = 3</text:span></text:p>
          <text:p text:style-name="P5"><text:span text:style-name="T2">- TWO = 2</text:span></text:p>
          <text:p text:style-name="P3"><text:span text:style-name="T2"/></text:p>
          <text:p text:style-name="P1"><text:span text:style-name="T2">-----------------------------------------</text:span></text:p>
          <text:p text:style-name="P1"><text:span text:style-name="T3">&lt;uses @total_ordering&gt;</text:span></text:p>
          <text:p text:style-name="P3"><text:span text:style-name="T2">- Boolean </text:span><text:span text:style-name="T2"><text:tab/></text:span><text:span text:style-name="T2">__eq__( Rank )</text:span></text:p>
          <text:p text:style-name="P3"><text:span text:style-name="T2">- Boolean </text:span><text:span text:style-name="T2"><text:tab/></text:span><text:span text:style-name="T2">__lt__( Rank )</text:span></text:p>
          <text:p text:style-name="P3"><text:span text:style-name="T2">- Hash</text:span><text:span text:style-name="T2"><text:tab/></text:span><text:span text:style-name="T2"><text:tab/></text:span><text:span text:style-name="T2"><text:tab/></text:span><text:span text:style-name="T2">__hash__( )</text:span></text:p>
          <text:p text:style-name="P1"><text:span text:style-name="T2"/></text:p>
        </draw:rect>
        <draw:rect draw:style-name="gr1" draw:text-style-name="P4" draw:layer="layout" svg:width="8.89cm" svg:height="11.43cm" svg:x="0.254cm" svg:y="4.826cm">
          <text:p text:style-name="P1"><text:span text:style-name="T1">Hand</text:span></text:p>
          <text:p text:style-name="P1"><text:span text:style-name="T2">------------------------------------------------------------</text:span></text:p>
          <text:p text:style-name="P2"><text:span text:style-name="T2">- _cards:</text:span><text:span text:style-name="T2"><text:tab/></text:span><text:span text:style-name="T2"><text:tab/></text:span><text:span text:style-name="T2"><text:tab/></text:span><text:span text:style-name="T2"><text:tab/></text:span><text:span text:style-name="T2">List ( Cards... )</text:span></text:p>
          <text:p text:style-name="P2"><text:span text:style-name="T2">+ value</text:span><text:span text:style-name="T2"><text:tab/></text:span><text:span text:style-name="T2"><text:tab/></text:span><text:span text:style-name="T2"><text:tab/></text:span><text:span text:style-name="T2"><text:tab/></text:span><text:span text:style-name="T2">Rank</text:span></text:p>
          <text:p text:style-name="P2"><text:span text:style-name="T2"/></text:p>
          <text:p text:style-name="P1"><text:span text:style-name="T2">------------------------------------------------------------</text:span></text:p>
          <text:p text:style-name="P1"><text:span text:style-name="T2">&lt;uses @total_ordering&gt;</text:span></text:p>
          <text:p text:style-name="P3"><text:span text:style-name="T2">- Hand</text:span><text:span text:style-name="T2"><text:tab/></text:span><text:span text:style-name="T2"><text:tab/></text:span><text:span text:style-name="T2"><text:tab/></text:span><text:span text:style-name="T2"><text:tab/></text:span><text:span text:style-name="T2">__init__ ( Card... )</text:span></text:p>
          <text:p text:style-name="P3"><text:span text:style-name="T2">- String</text:span><text:span text:style-name="T2"><text:tab/></text:span><text:span text:style-name="T2"><text:tab/></text:span><text:span text:style-name="T2"><text:tab/></text:span><text:span text:style-name="T2"><text:tab/></text:span><text:span text:style-name="T2">__repr__ ( <text:s/>)</text:span></text:p>
          <text:p text:style-name="P3"><text:span text:style-name="T2">- String</text:span><text:span text:style-name="T2"><text:tab/></text:span><text:span text:style-name="T2"><text:tab/></text:span><text:span text:style-name="T2"><text:tab/></text:span><text:span text:style-name="T2"><text:tab/></text:span><text:span text:style-name="T2">__str__ ( <text:s/>)</text:span></text:p>
          <text:p text:style-name="P3"><text:span text:style-name="T2">- iterator</text:span><text:span text:style-name="T2"><text:tab/></text:span><text:span text:style-name="T2"><text:tab/></text:span><text:span text:style-name="T2"><text:tab/></text:span><text:span text:style-name="T2"><text:tab/></text:span><text:span text:style-name="T2">__iter__ ( <text:s/>)</text:span></text:p>
          <text:p text:style-name="P3"><text:span text:style-name="T2">- Card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_getitem__ ( int )</text:span></text:p>
          <text:p text:style-name="P3"><text:span text:style-name="T2">- In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__len__ ( <text:s/>)</text:span></text:p>
          <text:p text:style-name="P3"><text:span text:style-name="T2">- Boolean</text:span><text:span text:style-name="T2"><text:tab/></text:span><text:span text:style-name="T2"><text:tab/></text:span><text:span text:style-name="T2"><text:tab/></text:span><text:span text:style-name="T2"><text:tab/></text:span><text:span text:style-name="T2">__eq__ ( Hand )</text:span></text:p>
          <text:p text:style-name="P3"><text:span text:style-name="T2">- Boolean</text:span><text:span text:style-name="T2"><text:tab/></text:span><text:span text:style-name="T2"><text:tab/></text:span><text:span text:style-name="T2"><text:tab/></text:span><text:span text:style-name="T2"><text:tab/></text:span><text:span text:style-name="T2">__lt__ ( Hand )</text:span></text:p>
          <text:p text:style-name="P3"><text:span text:style-name="T2">- </text:span><text:span text:style-name="T4">Boolean</text:span><text:span text:style-name="T4"><text:tab/></text:span><text:span text:style-name="T4"><text:tab/></text:span><text:span text:style-name="T4"><text:tab/></text:span><text:span text:style-name="T4"><text:tab/></text:span><text:span text:style-name="T4">_</text:span><text:span text:style-name="T5">is_straight</text:span><text:span text:style-name="T4"> ( Hand )</text:span></text:p>
          <text:p text:style-name="P3"><text:span text:style-name="T4">- Boolean</text:span><text:span text:style-name="T4"><text:tab/></text:span><text:span text:style-name="T4"><text:tab/></text:span><text:span text:style-name="T4"><text:tab/></text:span><text:span text:style-name="T4"><text:tab/></text:span><text:span text:style-name="T4">_</text:span><text:span text:style-name="T5">is_flush </text:span><text:span text:style-name="T4">( Hand )</text:span></text:p>
          <text:p text:style-name="P3"><text:span text:style-name="T4">- Rank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_evaluate_hand</text:span><text:span text:style-name="T4">( Hand )</text:span></text:p>
          <text:p text:style-name="P3"><text:span text:style-name="T4">- void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_set_value ( <text:s text:c="3"/>)</text:span></text:p>
          <text:p text:style-name="P3"><text:span text:style-name="T4"/></text:p>
          <text:p text:style-name="P3"><text:span text:style-name="T2">+ List( Cards )</text:span><text:span text:style-name="T2"><text:tab/></text:span><text:span text:style-name="T2"><text:tab/></text:span><text:span text:style-name="T2">get_cards ( <text:s text:c="2"/>)</text:span></text:p>
          <text:p text:style-name="P3"><text:span text:style-name="T2">+ void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aw ( <text:s text:c="2"/>Card <text:s text:c="2"/>)</text:span></text:p>
          <text:p text:style-name="P3"><text:span text:style-name="T2">+ Card </text:span><text:span text:style-name="T2"><text:tab/></text:span><text:span text:style-name="T2"><text:tab/></text:span><text:span text:style-name="T2"><text:tab/></text:span><text:span text:style-name="T2"><text:tab/></text:span><text:span text:style-name="T2">discard ( <text:s text:c="2"/>int <text:s text:c="2"/>)</text:span></text:p>
          <text:p text:style-name="P3"><text:span text:style-name="T4"/></text:p>
        </draw:rect>
        <draw:rect draw:style-name="gr1" draw:text-style-name="P4" draw:layer="layout" svg:width="8.89cm" svg:height="6.35cm" svg:x="10.795cm" svg:y="12.7cm">
          <text:p text:style-name="P1"><text:span text:style-name="T1">Deck</text:span></text:p>
          <text:p text:style-name="P1"><text:span text:style-name="T2">------------------------------------------------------------</text:span></text:p>
          <text:p text:style-name="P3"><text:span text:style-name="T2">- _deck</text:span><text:span text:style-name="T2"><text:tab/></text:span><text:span text:style-name="T2"><text:tab/></text:span><text:span text:style-name="T2"><text:tab/></text:span><text:span text:style-name="T2">List</text:span></text:p>
          <text:p text:style-name="P3"><text:span text:style-name="T2">- _muck</text:span><text:span text:style-name="T2"><text:tab/></text:span><text:span text:style-name="T2"> </text:span><text:span text:style-name="T2"><text:tab/></text:span><text:span text:style-name="T2"><text:tab/></text:span><text:span text:style-name="T2">List</text:span></text:p>
          <text:p text:style-name="P3"><text:span text:style-name="T2"/></text:p>
          <text:p text:style-name="P1"><text:span text:style-name="T2">------------------------------------------------------------</text:span></text:p>
          <text:p text:style-name="P3"><text:span text:style-name="T2">- Deck</text:span><text:span text:style-name="T2"><text:tab/></text:span><text:span text:style-name="T2"><text:tab/></text:span><text:span text:style-name="T2"><text:tab/></text:span><text:span text:style-name="T2"><text:tab/></text:span><text:span text:style-name="T2">__init__ ( <text:s/>)</text:span></text:p>
          <text:p text:style-name="P3"><text:span text:style-name="T2">- Int</text:span><text:span text:style-name="T2"><text:tab/></text:span><text:span text:style-name="T2"><text:tab/></text:span><text:span text:style-name="T2"><text:tab/></text:span><text:span text:style-name="T2"><text:tab/></text:span><text:span text:style-name="T2">__len__ ( <text:s/>)</text:span></text:p>
          <text:p text:style-name="P3"><text:span text:style-name="T2">+ void </text:span><text:span text:style-name="T2"><text:tab/></text:span><text:span text:style-name="T2"><text:tab/></text:span><text:span text:style-name="T2"><text:tab/></text:span><text:span text:style-name="T2"><text:tab/></text:span><text:span text:style-name="T2">shuffle ( <text:s/>)</text:span></text:p>
          <text:p text:style-name="P3"><text:span text:style-name="T2">+ Card </text:span><text:span text:style-name="T2"><text:tab/></text:span><text:span text:style-name="T2"><text:tab/></text:span><text:span text:style-name="T2"><text:tab/></text:span><text:span text:style-name="T2">deal ( <text:s/>)</text:span></text:p>
          <text:p text:style-name="P3"><text:span text:style-name="T2">+ void </text:span><text:span text:style-name="T2"><text:tab/></text:span><text:span text:style-name="T2"><text:tab/></text:span><text:span text:style-name="T2"><text:tab/></text:span><text:span text:style-name="T2"><text:tab/></text:span><text:span text:style-name="T2">muck ( Card )</text:span></text:p>
          <text:p text:style-name="P1"><text:span text:style-name="T2"/></text:p>
        </draw:rect>
        <draw:line draw:style-name="gr2" draw:text-style-name="P1" draw:layer="layout" svg:x1="15.24cm" svg:y1="12.447cm" svg:x2="15.24cm" svg:y2="7.874cm">
          <text:p/>
        </draw:line>
        <draw:line draw:style-name="gr2" draw:text-style-name="P1" draw:layer="layout" svg:x1="4.572cm" svg:y1="1.016cm" svg:x2="10.923cm" svg:y2="1.016cm">
          <text:p/>
        </draw:line>
        <draw:line draw:style-name="gr2" draw:text-style-name="P1" draw:layer="layout" svg:x1="24.384cm" svg:y1="1.016cm" svg:x2="24.384cm" svg:y2="2.032cm">
          <text:p/>
        </draw:line>
        <draw:line draw:style-name="gr2" draw:text-style-name="P1" draw:layer="layout" svg:x1="24.384cm" svg:y1="20.574cm" svg:x2="24.384cm" svg:y2="19.304cm">
          <text:p/>
        </draw:line>
        <draw:line draw:style-name="gr3" draw:text-style-name="P1" draw:layer="layout" svg:x1="19.558cm" svg:y1="1.016cm" svg:x2="24.321cm" svg:y2="1.016cm">
          <text:p/>
        </draw:line>
        <draw:line draw:style-name="gr3" draw:text-style-name="P1" draw:layer="layout" svg:x1="4.699cm" svg:y1="20.574cm" svg:x2="24.384cm" svg:y2="20.606cm">
          <text:p/>
        </draw:line>
        <draw:line draw:style-name="gr3" draw:text-style-name="P1" draw:layer="layout" svg:x1="4.576cm" svg:y1="4.827cm" svg:x2="4.575cm" svg:y2="1.016cm">
          <text:p/>
        </draw:line>
        <draw:line draw:style-name="gr3" draw:text-style-name="P1" draw:layer="layout" svg:x1="4.572cm" svg:y1="20.573cm" svg:x2="4.572cm" svg:y2="16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Greenwood</meta:initial-creator>
    <meta:creation-date>2020-12-09T13:06:59</meta:creation-date>
    <dc:date>2020-12-21T13:03:42</dc:date>
    <dc:creator>Jeremy Greenwood</dc:creator>
    <meta:editing-duration>P3DT23H28M8S</meta:editing-duration>
    <meta:editing-cycles>26</meta:editing-cycles>
    <meta:generator>OpenOffice/4.1.8$Unix OpenOffice.org_project/418m3$Build-9803</meta:generator>
    <meta:document-statistic meta:object-count="12"/>
  </office:meta>
</office:document-meta>
</file>